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:proj2</text:p>
      <text:p text:style-name="Standard"/>
      <text:p text:style-name="Standard">proj2: tri.c lib.a</text:p>
      <text:p text:style-name="Standard"><text:tab/>mpicc tri.c lib.a -o proj2 -lm</text:p>
      <text:p text:style-name="Standard"/>
      <text:p text:style-name="Standard">#for the static library</text:p>
      <text:p text:style-name="Standard">side.o: side.c side.h</text:p>
      <text:p text:style-name="Standard"><text:tab/>gcc -lm -c side.c side.h</text:p>
      <text:p text:style-name="Standard">randpoint.o: randpoint.c randpoint.h</text:p>
      <text:p text:style-name="Standard"><text:tab/>gcc -lm -c randpoint.c randpoint.h</text:p>
      <text:p text:style-name="Standard">height.o: height.c height.h</text:p>
      <text:p text:style-name="Standard"><text:tab/>gcc -lm -c height.c height.h</text:p>
      <text:p text:style-name="Standard">Area.o: Area.c Area.h</text:p>
      <text:p text:style-name="Standard"><text:tab/>gcc -lc -c Area.c Area.h</text:p>
      <text:p text:style-name="Standard"/>
      <text:p text:style-name="Standard">#static library creation</text:p>
      <text:p text:style-name="Standard">lib.a: side.o randpoint.o height.o Area.o</text:p>
      <text:p text:style-name="Standard"><text:tab/>ar crv lib.a side.o randpoint.o height.o Area.o</text:p>
      <text:p text:style-name="Standard">libs: lib.a</text:p>
      <text:p text:style-name="Standard"/>
      <text:p text:style-name="Standard">#clean up</text:p>
      <text:p text:style-name="Standard">clean:</text:p>
      <text:p text:style-name="Standard"><text:tab/>rm -f tri *.o *.a *.gch *.h.g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1:05:07.857828429</meta:creation-date>
    <dc:date>2018-12-03T11:05:22.723164457</dc:date>
    <meta:editing-duration>PT16S</meta:editing-duration>
    <meta:editing-cycles>1</meta:editing-cycles>
    <meta:document-statistic meta:table-count="0" meta:image-count="0" meta:object-count="0" meta:page-count="1" meta:paragraph-count="19" meta:word-count="73" meta:character-count="471" meta:non-whitespace-character-count="410"/>
    <meta:generator>LibreOffice/6.0.6.2$Linux_X86_64 LibreOffice_project/00m0$Build-2</meta:generator>
  </office:meta>
</office:document-meta>
</file>